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862in"/>
    </style:style>
    <style:style style:name="co2" style:family="table-column">
      <style:table-column-properties fo:break-before="auto" style:column-width="0.9362in"/>
    </style:style>
    <style:style style:name="co3" style:family="table-column">
      <style:table-column-properties fo:break-before="auto" style:column-width="2.0083in"/>
    </style:style>
    <style:style style:name="co4" style:family="table-column">
      <style:table-column-properties fo:break-before="auto" style:column-width="3.3909in"/>
    </style:style>
    <style:style style:name="co5" style:family="table-column">
      <style:table-column-properties fo:break-before="auto" style:column-width="0.1957in"/>
    </style:style>
    <style:style style:name="co6" style:family="table-column">
      <style:table-column-properties fo:break-before="auto" style:column-width="2.7909in"/>
    </style:style>
    <style:style style:name="co7" style:family="table-column">
      <style:table-column-properties fo:break-before="auto" style:column-width="0.4319in"/>
    </style:style>
    <style:style style:name="co8" style:family="table-column">
      <style:table-column-properties fo:break-before="auto" style:column-width="0.8929in"/>
    </style:style>
    <style:style style:name="co9" style:family="table-column">
      <style:table-column-properties fo:break-before="auto" style:column-width="1.7508in"/>
    </style:style>
    <style:style style:name="co10" style:family="table-column">
      <style:table-column-properties fo:break-before="auto" style:column-width="1.7937in"/>
    </style:style>
    <style:style style:name="co11" style:family="table-column">
      <style:table-column-properties fo:break-before="auto" style:column-width="0.55in"/>
    </style:style>
    <style:style style:name="co12" style:family="table-column">
      <style:table-column-properties fo:break-before="auto" style:column-width="0.8071in"/>
    </style:style>
    <style:style style:name="co13" style:family="table-column">
      <style:table-column-properties fo:break-before="auto" style:column-width="1.1181in"/>
    </style:style>
    <style:style style:name="co14" style:family="table-column">
      <style:table-column-properties fo:break-before="auto" style:column-width="0.8925in"/>
    </style:style>
    <style:style style:name="co15" style:family="table-column">
      <style:table-column-properties fo:break-before="auto" style:column-width="0.4in"/>
    </style:style>
    <style:style style:name="co16" style:family="table-column">
      <style:table-column-properties fo:break-before="auto" style:column-width="2.6409in"/>
    </style:style>
    <style:style style:name="co17" style:family="table-column">
      <style:table-column-properties fo:break-before="auto" style:column-width="2.6835in"/>
    </style:style>
    <style:style style:name="co18" style:family="table-column">
      <style:table-column-properties fo:break-before="auto" style:column-width="0.7646in"/>
    </style:style>
    <style:style style:name="co19" style:family="table-column">
      <style:table-column-properties fo:break-before="auto" style:column-width="1.2043in"/>
    </style:style>
    <style:style style:name="co20" style:family="table-column">
      <style:table-column-properties fo:break-before="auto" style:column-width="2.0618in"/>
    </style:style>
    <style:style style:name="co21" style:family="table-column">
      <style:table-column-properties fo:break-before="auto" style:column-width="2.9516in"/>
    </style:style>
    <style:style style:name="co22" style:family="table-column">
      <style:table-column-properties fo:break-before="auto" style:column-width="2.1047in"/>
    </style:style>
    <style:style style:name="co23" style:family="table-column">
      <style:table-column-properties fo:break-before="auto" style:column-width="2.9945in"/>
    </style:style>
    <style:style style:name="co2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
      <table:table table:name="resultados - jboss" table:style-name="ta1">
        <table:table-column table:style-name="co15" table:default-cell-style-name="ce1"/>
        <table:table-column table:style-name="co7" table:default-cell-style-name="Default"/>
        <table:table-column table:style-name="co8" table:default-cell-style-name="ce4"/>
        <table:table-column table:style-name="co9" table:default-cell-style-name="ce4"/>
        <table:table-column table:style-name="co16" table:number-columns-repeated="2" table:default-cell-style-name="ce4"/>
        <table:table-column table:style-name="co17" table:default-cell-style-name="ce4"/>
        <table:table-column table:style-name="co9" table:default-cell-style-name="Default"/>
        <table:table-column table:style-name="co16" table:default-cell-style-name="ce4"/>
        <table:table-column table:style-name="co9" table:default-cell-style-name="ce4"/>
        <table:table-column table:style-name="co10" table:default-cell-style-name="ce4"/>
        <table:table-column table:style-name="co16" table:default-cell-style-name="ce4"/>
        <table:table-column table:style-name="co17" table:default-cell-style-name="ce4"/>
        <table:table-column table:style-name="co18" table:default-cell-style-name="ce3"/>
        <table:table-column table:style-name="co19" table:default-cell-style-name="ce4"/>
        <table:table-column table:style-name="co20" table:default-cell-style-name="ce4"/>
        <table:table-column table:style-name="co21" table:default-cell-style-name="ce4"/>
        <table:table-column table:style-name="co16" table:default-cell-style-name="ce4"/>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24" table:number-columns-repeated="24"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number-columns-repeated="22"/>
        </table:table-row>
        <table:table-row table:style-name="ro1">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24"/>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6"/>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30"/>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30"/>
        </table:table-row>
        <table:table-row table:style-name="ro1">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4"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5"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3" office:value-type="float" office:value="1100">
            <text:p>1100</text:p>
          </table:table-cell>
          <table:table-cell office:value-type="float" office:value="113.660581089721">
            <text:p>113.66</text:p>
          </table:table-cell>
          <table:table-cell table:style-name="ce4" office:value-type="float" office:value="27">
            <text:p>27.00</text:p>
          </table:table-cell>
          <table:table-cell office:value-type="float" office:value="35.1757284164536">
            <text:p>35.18</text:p>
          </table:table-cell>
          <table:table-cell table:style-name="ce3" office:value-type="float" office:value="700">
            <text:p>700</text:p>
          </table:table-cell>
          <table:table-cell office:value-type="float" office:value="75.2440392612648">
            <text:p>75.24</text:p>
          </table:table-cell>
          <table:table-cell office:value-type="float" office:value="27">
            <text:p>27.00</text:p>
          </table:table-cell>
          <table:table-cell table:style-name="ce5"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8.453620825807">
            <text:p>108.45</text:p>
          </table:table-cell>
          <table:table-cell office:value-type="float" office:value="28">
            <text:p>28.00</text:p>
          </table:table-cell>
          <table:table-cell office:value-type="float" office:value="38.9875040582792">
            <text:p>38.99</text:p>
          </table:table-cell>
          <table:table-cell table:style-name="Default" office:value-type="float" office:value="1000">
            <text:p>1000</text:p>
          </table:table-cell>
          <table:table-cell office:value-type="float" office:value="107.760072199248">
            <text:p>107.76</text:p>
          </table:table-cell>
          <table:table-cell table:style-name="ce4" office:value-type="float" office:value="30">
            <text:p>30.00</text:p>
          </table:table-cell>
          <table:table-cell office:value-type="float" office:value="40.5038749886079">
            <text:p>40.50</text:p>
          </table:table-cell>
          <table:table-cell table:style-name="Default" office:value-type="float" office:value="1000">
            <text:p>1000</text:p>
          </table:table-cell>
          <table:table-cell office:value-type="float" office:value="103.534740758716">
            <text:p>103.53</text:p>
          </table:table-cell>
          <table:table-cell office:value-type="float" office:value="30">
            <text:p>30.00</text:p>
          </table:table-cell>
          <table:table-cell table:style-name="ce5" office:value-type="float" office:value="39.3811975504407">
            <text:p>39.38</text:p>
          </table:table-cell>
          <table:table-cell table:formula="of:=[.B49]+[.F49]+[.J49]" office:value-type="float" office:value="3000">
            <text:p>3000</text:p>
          </table:table-cell>
          <table:table-cell table:formula="of:=[.C49]+[.G49]+[.K49]" office:value-type="float" office:value="319.748433783771">
            <text:p>319.75</text:p>
          </table:table-cell>
          <table:table-cell table:formula="of:=AVERAGE([.D49];[.H49];[.L49])" office:value-type="float" office:value="29.3333333333333">
            <text:p>29.33</text:p>
          </table:table-cell>
          <table:table-cell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office:value-type="string">
            <text:p>NST</text:p>
          </table:table-cell>
          <table:table-cell office:value-type="float" office:value="1200">
            <text:p>1200</text:p>
          </table:table-cell>
          <table:table-cell office:value-type="float" office:value="129.020119074818">
            <text:p>129.02</text:p>
          </table:table-cell>
          <table:table-cell office:value-type="float" office:value="62">
            <text:p>62.00</text:p>
          </table:table-cell>
          <table:table-cell office:value-type="float" office:value="127.043858767051">
            <text:p>127.04</text:p>
          </table:table-cell>
          <table:table-cell table:style-name="Default" office:value-type="float" office:value="1200">
            <text:p>1200</text:p>
          </table:table-cell>
          <table:table-cell office:value-type="float" office:value="133.123682458671">
            <text:p>133.12</text:p>
          </table:table-cell>
          <table:table-cell table:style-name="ce4" office:value-type="float" office:value="64">
            <text:p>64.00</text:p>
          </table:table-cell>
          <table:table-cell office:value-type="float" office:value="126.110712868702">
            <text:p>126.11</text:p>
          </table:table-cell>
          <table:table-cell table:style-name="Default" office:value-type="float" office:value="1200">
            <text:p>1200</text:p>
          </table:table-cell>
          <table:table-cell office:value-type="float" office:value="120.07992820221">
            <text:p>120.08</text:p>
          </table:table-cell>
          <table:table-cell office:value-type="float" office:value="64">
            <text:p>64.00</text:p>
          </table:table-cell>
          <table:table-cell table:style-name="ce5" office:value-type="float" office:value="125.46030501035">
            <text:p>125.46</text:p>
          </table:table-cell>
          <table:table-cell table:formula="of:=[.B50]+[.F50]+[.J50]" office:value-type="float" office:value="3600">
            <text:p>3600</text:p>
          </table:table-cell>
          <table:table-cell table:formula="of:=[.C50]+[.G50]+[.K50]" office:value-type="float" office:value="382.223729735699">
            <text:p>382.22</text:p>
          </table:table-cell>
          <table:table-cell table:formula="of:=AVERAGE([.D50];[.H50];[.L50])" office:value-type="float" office:value="63.3333333333333">
            <text:p>63.33</text:p>
          </table:table-cell>
          <table:table-cell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office:value-type="string">
            <text:p>NST</text:p>
          </table:table-cell>
          <table:table-cell office:value-type="float" office:value="1400">
            <text:p>1400</text:p>
          </table:table-cell>
          <table:table-cell office:value-type="float" office:value="148.016969088242">
            <text:p>148.02</text:p>
          </table:table-cell>
          <table:table-cell office:value-type="float" office:value="109">
            <text:p>109.00</text:p>
          </table:table-cell>
          <table:table-cell office:value-type="float" office:value="276.72585860459">
            <text:p>276.73</text:p>
          </table:table-cell>
          <table:table-cell table:style-name="Default" office:value-type="float" office:value="1400">
            <text:p>1400</text:p>
          </table:table-cell>
          <table:table-cell office:value-type="float" office:value="139.74235004211">
            <text:p>139.74</text:p>
          </table:table-cell>
          <table:table-cell table:style-name="ce4" office:value-type="float" office:value="114">
            <text:p>114.00</text:p>
          </table:table-cell>
          <table:table-cell office:value-type="float" office:value="301.632704044099">
            <text:p>301.63</text:p>
          </table:table-cell>
          <table:table-cell table:style-name="Default" office:value-type="float" office:value="1000">
            <text:p>1000</text:p>
          </table:table-cell>
          <table:table-cell office:value-type="float" office:value="102.463609408721">
            <text:p>102.46</text:p>
          </table:table-cell>
          <table:table-cell office:value-type="float" office:value="115">
            <text:p>115.00</text:p>
          </table:table-cell>
          <table:table-cell table:style-name="ce5" office:value-type="float" office:value="298.327308934096">
            <text:p>298.33</text:p>
          </table:table-cell>
          <table:table-cell table:formula="of:=[.B51]+[.F51]+[.J51]" office:value-type="float" office:value="3800">
            <text:p>3800</text:p>
          </table:table-cell>
          <table:table-cell table:formula="of:=[.C51]+[.G51]+[.K51]" office:value-type="float" office:value="390.222928539073">
            <text:p>390.22</text:p>
          </table:table-cell>
          <table:table-cell table:formula="of:=AVERAGE([.D51];[.H51];[.L51])" office:value-type="float" office:value="112.666666666667">
            <text:p>112.67</text:p>
          </table:table-cell>
          <table:table-cell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number-columns-repeated="5"/>
          <table:table-cell table:style-name="Default"/>
          <table:table-cell/>
          <table:table-cell table:style-name="ce4"/>
          <table:table-cell/>
          <table:table-cell table:style-name="Default"/>
          <table:table-cell table:number-columns-repeated="7"/>
          <table:table-cell table:style-name="ce3" table:number-columns-repeated="2"/>
          <table:table-cell table:number-columns-repeated="30"/>
        </table:table-row>
        <table:table-row table:style-name="ro1">
          <table:table-cell table:number-columns-repeated="2"/>
          <table:table-cell table:style-name="Default" table:number-columns-repeated="5"/>
          <table:table-cell/>
          <table:table-cell table:style-name="Default" table:number-columns-repeated="5"/>
          <table:table-cell table:number-columns-repeated="4"/>
          <table:table-cell table:style-name="Default" table:number-columns-repeated="2"/>
          <table:table-cell table:number-columns-repeated="30"/>
        </table:table-row>
        <table:table-row table:style-name="ro1" table:number-rows-repeated="4">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number-columns-repeated="13"/>
          <table:table-cell table:style-name="Default"/>
          <table:table-cell table:number-columns-repeated="3"/>
          <table:table-cell table:style-name="Default" table:number-columns-repeated="2"/>
          <table:table-cell/>
          <table:table-cell table:style-name="ce4" table:number-columns-repeated="5"/>
          <table:table-cell table:number-columns-repeated="24"/>
        </table:table-row>
        <table:table-row table:style-name="ro1" table:number-rows-repeated="2">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3"/>
          <table:table-cell table:number-columns-repeated="5"/>
          <table:table-cell table:style-name="ce3"/>
          <table:table-cell table:number-columns-repeated="11"/>
          <table:table-cell table:style-name="ce3" table:number-columns-repeated="6"/>
          <table:table-cell table:number-columns-repeated="24"/>
        </table:table-row>
      </table:table>
      <table:table table:name="gráficos - jboss" table:style-name="ta1">
        <table:shapes>
          <draw:frame draw:z-index="0" draw:style-name="gr1" svg:width="13.0402in" svg:height="7.3303in" svg:x="0.0004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13.9508in" svg:height="5.1358in" svg:x="0.0004in" svg:y="7.563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2" xlink:type="simple" xlink:show="embed" xlink:actuate="onLoad"/>
            <draw:image xlink:href="./ObjectReplacements/Object 2" xlink:type="simple" xlink:show="embed" xlink:actuate="onLoad"/>
          </draw:frame>
          <draw:frame draw:z-index="2" draw:style-name="gr1" svg:width="13.6146in" svg:height="5.5453in" svg:x="0.0004in" svg:y="12.9409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13.7772in" svg:height="4.852in" svg:x="0.0433in" svg:y="18.7594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draw:frame draw:z-index="4" draw:style-name="gr1" svg:width="13.0402in" svg:height="7.3303in" svg:x="13.1713in" svg:y="0in">
            <draw:object draw:notify-on-update-of-ranges="'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7" xlink:type="simple" xlink:show="embed" xlink:actuate="onLoad"/>
            <draw:image xlink:href="./ObjectReplacements/Object 17" xlink:type="simple" xlink:show="embed" xlink:actuate="onLoad"/>
          </draw:frame>
          <draw:frame draw:z-index="5" draw:style-name="gr1" svg:width="13.0402in" svg:height="7.3303in" svg:x="26.6224in" svg:y="0in">
            <draw:object draw:notify-on-update-of-ranges="'resultados - jboss'.T5:'resultados - jboss'.T12 'resultados - jboss'.U4:'resultados - jboss'.U4 'resultados - jboss'.U5:'resultados - jboss'.U12" xlink:href="./Object 18" xlink:type="simple" xlink:show="embed" xlink:actuate="onLoad"/>
            <draw:image xlink:href="./ObjectReplacements/Object 18" xlink:type="simple" xlink:show="embed" xlink:actuate="onLoad"/>
          </draw:frame>
          <draw:frame draw:z-index="6" draw:style-name="gr1" svg:width="13.9508in" svg:height="5.1358in" svg:x="14.176in" svg:y="7.6756in">
            <draw:object draw:notify-on-update-of-ranges="'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19" xlink:type="simple" xlink:show="embed" xlink:actuate="onLoad"/>
            <draw:image xlink:href="./ObjectReplacements/Object 19" xlink:type="simple" xlink:show="embed" xlink:actuate="onLoad"/>
          </draw:frame>
          <draw:frame draw:z-index="7" draw:style-name="gr1" svg:width="13.6146in" svg:height="5.5453in" svg:x="14.222in" svg:y="13.0535in">
            <draw:object draw:notify-on-update-of-ranges="'resultados - jboss'.N33:'resultados - jboss'.N40 'resultados - jboss'.P32:'resultados - jboss'.P32 'resultados - jboss'.P33:'resultados - jboss'.P40 'resultados - jboss'.N33:'resultados - jboss'.N40 'resultados - jboss'.Q32:'resultados - jboss'.Q32 'resultados - jboss'.Q33:'resultados - jboss'.Q40" xlink:href="./Object 20" xlink:type="simple" xlink:show="embed" xlink:actuate="onLoad"/>
            <draw:image xlink:href="./ObjectReplacements/Object 20" xlink:type="simple" xlink:show="embed" xlink:actuate="onLoad"/>
          </draw:frame>
          <draw:frame draw:z-index="8" draw:style-name="gr1" svg:width="13.7772in" svg:height="4.852in" svg:x="14.265in" svg:y="18.872in">
            <draw:object draw:notify-on-update-of-ranges="'resultados - jboss'.N45:'resultados - jboss'.N51 'resultados - jboss'.P44:'resultados - jboss'.P44 'resultados - jboss'.P45:'resultados - jboss'.P51 'resultados - jboss'.N45:'resultados - jboss'.N51 'resultados - jboss'.Q44:'resultados - jboss'.Q44 'resultados - jboss'.Q45:'resultados - jboss'.Q51" xlink:href="./Object 21" xlink:type="simple" xlink:show="embed" xlink:actuate="onLoad"/>
            <draw:image xlink:href="./ObjectReplacements/Object 21" xlink:type="simple" xlink:show="embed" xlink:actuate="onLoad"/>
          </draw:frame>
          <draw:frame draw:z-index="9" draw:style-name="gr1" svg:width="13.9508in" svg:height="5.1358in" svg:x="28.4437in" svg:y="7.5571in">
            <draw:object draw:notify-on-update-of-ranges="'resultados - jboss'.T19:'resultados - jboss'.T27 'resultados - jboss'.U18:'resultados - jboss'.U18 'resultados - jboss'.U19:'resultados - jboss'.U27" xlink:href="./Object 22" xlink:type="simple" xlink:show="embed" xlink:actuate="onLoad"/>
            <draw:image xlink:href="./ObjectReplacements/Object 22" xlink:type="simple" xlink:show="embed" xlink:actuate="onLoad"/>
          </draw:frame>
          <draw:frame draw:z-index="10" draw:style-name="gr1" svg:width="13.6146in" svg:height="5.5453in" svg:x="28.3362in" svg:y="12.935in">
            <draw:object draw:notify-on-update-of-ranges="'resultados - jboss'.N33:'resultados - jboss'.N40 'resultados - jboss'.O32:'resultados - jboss'.O32 'resultados - jboss'.O33:'resultados - jboss'.O40" xlink:href="./Object 23" xlink:type="simple" xlink:show="embed" xlink:actuate="onLoad"/>
            <draw:image xlink:href="./ObjectReplacements/Object 23" xlink:type="simple" xlink:show="embed" xlink:actuate="onLoad"/>
          </draw:frame>
          <draw:frame draw:z-index="11" draw:style-name="gr1" svg:width="13.7772in" svg:height="4.852in" svg:x="28.4866in" svg:y="18.7535in">
            <draw:object draw:notify-on-update-of-ranges="'resultados - jboss'.N45:'resultados - jboss'.N51 'resultados - jboss'.O44:'resultados - jboss'.O44 'resultados - jboss'.O45:'resultados - jboss'.O51" xlink:href="./Object 24" xlink:type="simple" xlink:show="embed" xlink:actuate="onLoad"/>
            <draw:image xlink:href="./ObjectReplacements/Object 24" xlink:type="simple" xlink:show="embed" xlink:actuate="onLoad"/>
          </draw:frame>
        </table:shapes>
        <table:table-column table:style-name="co24" table:default-cell-style-name="Default"/>
        <table:table-row table:style-name="ro1">
          <table:table-cell/>
        </table:table-row>
      </table:table>
      <table:table table:name="resultados - terracotta" table:style-name="ta1">
        <table:table-column table:style-name="co24" table:default-cell-style-name="ce1"/>
        <table:table-column table:style-name="co24" table:default-cell-style-name="ce3"/>
        <table:table-column table:style-name="co24" table:number-columns-repeated="11" table:default-cell-style-name="ce4"/>
        <table:table-column table:style-name="co24" table:default-cell-style-name="ce3"/>
        <table:table-column table:style-name="co24" table:number-columns-repeated="5" table:default-cell-style-name="ce4"/>
        <table:table-column table:style-name="co2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1">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3" table:formula="of:=[.B24]+[.H24]+[.N24]" office:value-type="float" office:value="5100">
            <text:p>5100</text:p>
          </table:table-cell>
          <table:table-cell table:style-name="ce4" table:formula="of:=[.C24]+[.I24]+[.O24]" office:value-type="float" office:value="598.796309555378">
            <text:p>598.80</text:p>
          </table:table-cell>
          <table:table-cell table:style-name="ce4" table:formula="of:=AVERAGE([.D24];[.J24];[.P24])" office:value-type="float" office:value="88.6666666666667">
            <text:p>88.67</text:p>
          </table:table-cell>
          <table:table-cell table:style-name="ce4" table:formula="of:=AVERAGE([.E24];[.K24];[.Q24])" office:value-type="float" office:value="268.208333333333">
            <text:p>268.21</text:p>
          </table:table-cell>
          <table:table-cell table:style-name="ce4" table:formula="of:=AVERAGE([.F24];[.L24];[.R24])" office:value-type="float" office:value="1092.89400512937">
            <text:p>1,092.89</text:p>
          </table:table-cell>
          <table:table-cell table:style-name="ce4" table:formula="of:=AVERAGE([.G24];[.M24];[.S24])" office:value-type="float" office:value="1644.81156699967">
            <text:p>1,644.81</text:p>
          </table:table-cell>
          <table:table-cell table:style-name="ce3" table:formula="of:=[.B24]" office:value-type="float" office:value="1900">
            <text:p>1900</text:p>
          </table:table-cell>
          <table:table-cell table:style-name="ce3" table:formula="of:=[.H24]" office:value-type="float" office:value="1900">
            <text:p>1900</text:p>
          </table:table-cell>
          <table:table-cell table:formula="of:=[.N24]" office:value-type="float" office:value="1300">
            <text:p>13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3"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3"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3" table:formula="of:=[.B30]" office:value-type="float" office:value="500">
            <text:p>500</text:p>
          </table:table-cell>
          <table:table-cell table:style-name="ce3" table:formula="of:=[.F30]" office:value-type="float" office:value="500">
            <text:p>500</text:p>
          </table:table-cell>
          <table:table-cell table:formula="of:=[.J30]"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3"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3"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3" table:formula="of:=[.B31]" office:value-type="float" office:value="600">
            <text:p>600</text:p>
          </table:table-cell>
          <table:table-cell table:style-name="ce3" table:formula="of:=[.F31]" office:value-type="float" office:value="600">
            <text:p>600</text:p>
          </table:table-cell>
          <table:table-cell table:formula="of:=[.J31]"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3"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3"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3" table:formula="of:=[.B32]" office:value-type="float" office:value="800">
            <text:p>800</text:p>
          </table:table-cell>
          <table:table-cell table:style-name="ce3" table:formula="of:=[.F32]" office:value-type="float" office:value="800">
            <text:p>800</text:p>
          </table:table-cell>
          <table:table-cell table:formula="of:=[.J32]"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3"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3"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3" table:formula="of:=[.B33]" office:value-type="float" office:value="1000">
            <text:p>1000</text:p>
          </table:table-cell>
          <table:table-cell table:style-name="ce3" table:formula="of:=[.F33]" office:value-type="float" office:value="1000">
            <text:p>1000</text:p>
          </table:table-cell>
          <table:table-cell table:formula="of:=[.J33]"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3"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3"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3" table:formula="of:=[.B34]" office:value-type="float" office:value="1200">
            <text:p>1200</text:p>
          </table:table-cell>
          <table:table-cell table:style-name="ce3" table:formula="of:=[.F34]" office:value-type="float" office:value="1200">
            <text:p>1200</text:p>
          </table:table-cell>
          <table:table-cell table:formula="of:=[.J34]"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3"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3"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3" table:formula="of:=[.B35]" office:value-type="float" office:value="1400">
            <text:p>1400</text:p>
          </table:table-cell>
          <table:table-cell table:style-name="ce3" table:formula="of:=[.F35]" office:value-type="float" office:value="1400">
            <text:p>1400</text:p>
          </table:table-cell>
          <table:table-cell table:formula="of:=[.J35]"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3"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3"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3" table:formula="of:=[.B36]" office:value-type="float" office:value="1600">
            <text:p>1600</text:p>
          </table:table-cell>
          <table:table-cell table:style-name="ce3" table:formula="of:=[.F36]" office:value-type="float" office:value="1600">
            <text:p>1600</text:p>
          </table:table-cell>
          <table:table-cell table:formula="of:=[.J36]" office:value-type="float" office:value="1600">
            <text:p>1600</text:p>
          </table:table-cell>
          <table:table-cell table:number-columns-repeated="8"/>
        </table:table-row>
        <table:table-row table:style-name="ro1">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3"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3"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3" table:formula="of:=[.B37]" office:value-type="float" office:value="1800">
            <text:p>1800</text:p>
          </table:table-cell>
          <table:table-cell table:style-name="ce3" table:formula="of:=[.F37]" office:value-type="float" office:value="1800">
            <text:p>1800</text:p>
          </table:table-cell>
          <table:table-cell table:formula="of:=[.J37]" office:value-type="float" office:value="1800">
            <text:p>1800</text:p>
          </table:table-cell>
          <table:table-cell table:number-columns-repeated="8"/>
        </table:table-row>
        <table:table-row table:style-name="ro1">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3" table:formula="of:=[.B38]" office:value-type="float" office:value="2000">
            <text:p>2000</text:p>
          </table:table-cell>
          <table:table-cell table:style-name="ce3" table:formula="of:=[.F38]" office:value-type="float" office:value="2000">
            <text:p>2000</text:p>
          </table:table-cell>
          <table:table-cell table:formula="of:=[.J38]" office:value-type="float" office:value="2000">
            <text:p>2000</text:p>
          </table:table-cell>
          <table:table-cell table:number-columns-repeated="8"/>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3"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3"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3" table:formula="of:=[.B44]" office:value-type="float" office:value="300">
            <text:p>300</text:p>
          </table:table-cell>
          <table:table-cell table:style-name="ce3" table:formula="of:=[.F44]" office:value-type="float" office:value="300">
            <text:p>300</text:p>
          </table:table-cell>
          <table:table-cell table:formula="of:=[.J44]"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3"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3" office:value-type="float" office:value="300">
            <text:p>300</text:p>
          </table:table-cell>
          <table:table-cell office:value-type="float" office:value="32.4138163892359">
            <text:p>32.41</text:p>
          </table:table-cell>
          <table:table-cell office:value-type="float" office:value="20">
            <text:p>20.00</text:p>
          </table:table-cell>
          <table:table-cell table:style-name="ce5"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3" table:formula="of:=[.B45]" office:value-type="float" office:value="850">
            <text:p>850</text:p>
          </table:table-cell>
          <table:table-cell table:style-name="ce3" table:formula="of:=[.F45]" office:value-type="float" office:value="850">
            <text:p>85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5"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3" table:formula="of:=[.B46]" office:value-type="float" office:value="1000">
            <text:p>1000</text:p>
          </table:table-cell>
          <table:table-cell table:style-name="ce3" table:formula="of:=[.F46]" office:value-type="float" office:value="1000">
            <text:p>1000</text:p>
          </table:table-cell>
          <table:table-cell table:formula="of:=[.J46]"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3"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3" office:value-type="float" office:value="700">
            <text:p>700</text:p>
          </table:table-cell>
          <table:table-cell office:value-type="float" office:value="74.4013020227854">
            <text:p>74.40</text:p>
          </table:table-cell>
          <table:table-cell office:value-type="float" office:value="28">
            <text:p>28.00</text:p>
          </table:table-cell>
          <table:table-cell table:style-name="ce5"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3" table:formula="of:=[.B47]" office:value-type="float" office:value="1100">
            <text:p>1100</text:p>
          </table:table-cell>
          <table:table-cell table:style-name="ce3" table:formula="of:=[.F47]" office:value-type="float" office:value="1100">
            <text:p>1100</text:p>
          </table:table-cell>
          <table:table-cell table:formula="of:=[.J47]"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5"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3" table:formula="of:=[.B48]" office:value-type="float" office:value="1000">
            <text:p>1000</text:p>
          </table:table-cell>
          <table:table-cell table:style-name="ce3" table:formula="of:=[.F48]" office:value-type="float" office:value="1000">
            <text:p>1000</text:p>
          </table:table-cell>
          <table:table-cell table:formula="of:=[.J48]"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5"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3" table:formula="of:=[.B49]" office:value-type="float" office:value="1200">
            <text:p>1200</text:p>
          </table:table-cell>
          <table:table-cell table:style-name="ce3" table:formula="of:=[.F49]" office:value-type="float" office:value="1200">
            <text:p>1200</text:p>
          </table:table-cell>
          <table:table-cell table:formula="of:=[.J49]"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5"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3" table:formula="of:=[.B50]" office:value-type="float" office:value="1400">
            <text:p>1400</text:p>
          </table:table-cell>
          <table:table-cell table:style-name="ce3"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12.639in" svg:height="7.4047in" svg:x="0.0004in" svg:y="0.0004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12.6283in" svg:height="7.9402in" svg:x="0.0004in" svg:y="7.563in">
            <draw:object draw:notify-on-update-of-ranges="'resultados - terracotta'.T14:'resultados - terracotta'.T14 'resultados - terracotta'.T15:'resultados - terracotta'.T24 'resultados - terracotta'.U14:'resultados - terracotta'.U14 'resultados - terracotta'.U15:'resultados - terracotta'.U24 'resultados - terracotta'.T14:'resultados - terracotta'.T14 'resultados - terracotta'.T15:'resultados - terracotta'.T24 'resultados - terracotta'.V14:'resultados - terracotta'.V14 'resultados - terracotta'.V15:'resultados - terracotta'.V24 'resultados - terracotta'.T14:'resultados - terracotta'.T14 'resultados - terracotta'.T15:'resultados - terracotta'.T24 'resultados - terracotta'.W14:'resultados - terracotta'.W14 'resultados - terracotta'.W15:'resultados - terracotta'.W24 'resultados - terracotta'.T14:'resultados - terracotta'.T14 'resultados - terracotta'.T15:'resultados - terracotta'.T24 'resultados - terracotta'.X14:'resultados - terracotta'.X14 'resultados - terracotta'.X15:'resultados - terracotta'.X24 'resultados - terracotta'.T14:'resultados - terracotta'.T1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12.6173in" svg:height="8.0453in" svg:x="0.0004in" svg:y="24.0323in">
            <draw:object draw:notify-on-update-of-ranges="'resultados - terracotta'.N43:'resultados - terracotta'.N43 'resultados - terracotta'.N44:'resultados - terracotta'.N50 'resultados - terracotta'.O43:'resultados - terracotta'.O43 'resultados - terracotta'.O44:'resultados - terracotta'.O50 'resultados - terracotta'.N43:'resultados - terracotta'.N43 'resultados - terracotta'.N44:'resultados - terracotta'.N50 'resultados - terracotta'.P43:'resultados - terracotta'.P43 'resultados - terracotta'.P44:'resultados - terracotta'.P50 'resultados - terracotta'.N43:'resultados - terracotta'.N43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12.5157in" svg:height="8.1646in" svg:x="0.0004in" svg:y="15.6295in">
            <draw:object draw:notify-on-update-of-ranges="'resultados - terracotta'.N29:'resultados - terracotta'.N29 'resultados - terracotta'.N30:'resultados - terracotta'.N38 'resultados - terracotta'.O29:'resultados - terracotta'.O29 'resultados - terracotta'.O30:'resultados - terracotta'.O38 'resultados - terracotta'.N29:'resultados - terracotta'.N29 'resultados - terracotta'.N30:'resultados - terracotta'.N38 'resultados - terracotta'.P29:'resultados - terracotta'.P29 'resultados - terracotta'.P30:'resultados - terracotta'.P38 'resultados - terracotta'.N29:'resultados - terracotta'.N29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draw:frame draw:z-index="4" draw:style-name="gr1" svg:width="12.639in" svg:height="7.4047in" svg:x="13.389in" svg:y="0in">
            <draw:object draw:notify-on-update-of-ranges="'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25" xlink:type="simple" xlink:show="embed" xlink:actuate="onLoad"/>
            <draw:image xlink:href="./ObjectReplacements/Object 25" xlink:type="simple" xlink:show="embed" xlink:actuate="onLoad"/>
          </draw:frame>
          <draw:frame draw:z-index="5" draw:style-name="gr1" svg:width="12.6283in" svg:height="7.9402in" svg:x="13.389in" svg:y="7.5626in">
            <draw:object draw:notify-on-update-of-ranges="'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26" xlink:type="simple" xlink:show="embed" xlink:actuate="onLoad"/>
            <draw:image xlink:href="./ObjectReplacements/Object 26" xlink:type="simple" xlink:show="embed" xlink:actuate="onLoad"/>
          </draw:frame>
          <draw:frame draw:z-index="6" draw:style-name="gr1" svg:width="12.2957in" svg:height="7.7248in" svg:x="13.387in" svg:y="24.0331in">
            <draw:object draw:notify-on-update-of-ranges="'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27" xlink:type="simple" xlink:show="embed" xlink:actuate="onLoad"/>
            <draw:image xlink:href="./ObjectReplacements/Object 27" xlink:type="simple" xlink:show="embed" xlink:actuate="onLoad"/>
          </draw:frame>
          <draw:frame draw:z-index="7" draw:style-name="gr1" svg:width="12.1343in" svg:height="7.6433in" svg:x="13.387in" svg:y="15.6268in">
            <draw:object draw:notify-on-update-of-ranges="'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28" xlink:type="simple" xlink:show="embed" xlink:actuate="onLoad"/>
            <draw:image xlink:href="./ObjectReplacements/Object 28" xlink:type="simple" xlink:show="embed" xlink:actuate="onLoad"/>
          </draw:frame>
          <draw:frame draw:z-index="8" draw:style-name="gr1" svg:width="12.2551in" svg:height="6.7575in" svg:x="27.1106in" svg:y="0in">
            <draw:object draw:notify-on-update-of-ranges="'resultados - terracotta'.T5:'resultados - terracotta'.T9 'resultados - terracotta'.U4:'resultados - terracotta'.U4 'resultados - terracotta'.U5:'resultados - terracotta'.U9" xlink:href="./Object 29" xlink:type="simple" xlink:show="embed" xlink:actuate="onLoad"/>
            <draw:image xlink:href="./ObjectReplacements/Object 29" xlink:type="simple" xlink:show="embed" xlink:actuate="onLoad"/>
          </draw:frame>
          <draw:frame draw:z-index="9" draw:style-name="gr1" svg:width="12.1606in" svg:height="7.1925in" svg:x="27.1106in" svg:y="7.5626in">
            <draw:object draw:notify-on-update-of-ranges="'resultados - terracotta'.T15:'resultados - terracotta'.T24 'resultados - terracotta'.U14:'resultados - terracotta'.U14 'resultados - terracotta'.U15:'resultados - terracotta'.U24" xlink:href="./Object 30" xlink:type="simple" xlink:show="embed" xlink:actuate="onLoad"/>
            <draw:image xlink:href="./ObjectReplacements/Object 30" xlink:type="simple" xlink:show="embed" xlink:actuate="onLoad"/>
          </draw:frame>
          <draw:frame draw:z-index="10" draw:style-name="gr1" svg:width="12.4843in" svg:height="7.4118in" svg:x="27.1102in" svg:y="24.0327in">
            <draw:object draw:notify-on-update-of-ranges="'resultados - terracotta'.N44:'resultados - terracotta'.N50 'resultados - terracotta'.O43:'resultados - terracotta'.O43 'resultados - terracotta'.O44:'resultados - terracotta'.O50" xlink:href="./Object 31" xlink:type="simple" xlink:show="embed" xlink:actuate="onLoad"/>
            <draw:image xlink:href="./ObjectReplacements/Object 31" xlink:type="simple" xlink:show="embed" xlink:actuate="onLoad"/>
          </draw:frame>
          <draw:frame draw:z-index="11" draw:style-name="gr1" svg:width="12.1882in" svg:height="7.6161in" svg:x="27.1102in" svg:y="15.6268in">
            <draw:object draw:notify-on-update-of-ranges="'resultados - terracotta'.N30:'resultados - terracotta'.N38 'resultados - terracotta'.O29:'resultados - terracotta'.O29 'resultados - terracotta'.O30:'resultados - terracotta'.O38"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1">
          <table:table-cell/>
        </table:table-row>
      </table:table>
      <table:table table:name="graficos - unificado" table:style-name="ta1">
        <table:shapes>
          <draw:frame draw:z-index="0" draw:style-name="gr1" svg:width="8.8669in" svg:height="5.5909in" svg:x="0in" svg:y="5.6276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8.8669in" svg:height="5.6244in" svg:x="0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9.7339in" svg:height="5.6866in" svg:x="0in" svg:y="11.1988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8.9106in" svg:height="5.7024in" svg:x="0in" svg:y="16.839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8.9543in" svg:height="5.5831in" svg:x="8.8453in" svg:y="0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8.9437in" svg:height="5.6303in" svg:x="8.8339in" svg:y="5.5673in">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9.2618in" svg:height="5.587in" svg:x="8.5161in" svg:y="16.8709in">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8.1535in" svg:height="5.7185in" svg:x="9.624in" svg:y="11.1563in">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2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4">10/14/2012</text:date>, <text:time>18:01:3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4$Unix LibreOffice_project/340m1$Build-402</meta:generator>
    <dc:date>2012-10-14T18:01:36</dc:date>
    <meta:editing-duration>PT5H50M59S</meta:editing-duration>
    <meta:editing-cycles>221</meta:editing-cycles>
    <dc:creator>martin </dc:creator>
    <meta:document-statistic meta:table-count="6" meta:cell-count="1882"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9cm" svg:width="19.638cm" svg:height="14.7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4.688cm" svg:y="8.264cm" style:legend-expansion="high" chart:style-name="ch3"/>
        <chart:plot-area chart:style-name="ch4" table:cell-range-address="'resultados - jboss'.T5:'resultados - jboss'.T12 'resultados - jboss'.V4:'resultados - jboss'.Y12" chart:data-source-has-labels="row" svg:x="1.673cm" svg:y="2.403cm" svg:width="21.691cm" svg:height="14.864cm">
          <chartooo:coordinate-region svg:x="2.956cm" svg:y="2.603cm" svg:width="20.036cm" svg:height="14.017cm"/>
          <chart:axis chart:dimension="x" chart:name="primary-x" chart:style-name="ch5">
            <chart:title svg:x="10.886cm" svg:y="17.639cm" chart:style-name="ch6">
              <text:p>Cantidad de Usuarios</text:p>
            </chart:title>
          </chart:axis>
          <chart:axis chart:dimension="y" chart:name="primary-y" chart:style-name="ch7">
            <chart:title svg:x="0.451cm" svg:y="11.824cm" chart:style-name="ch8">
              <text:p>Tiempos de respuesta [ms]</text:p>
            </chart:title>
            <chart:grid chart:style-name="ch9" chart:class="major"/>
          </chart:axis>
          <chart:series chart:style-name="ch10" chart:values-cell-range-address="'resultados - jboss'.V5:'resultados - jboss'.V12" chart:label-cell-address="'resultados - jboss'.V4:'resultados - jboss'.V4" chart:class="chart:scatter">
            <chart:domain table:cell-range-address="'resultados - jboss'.T5:'resultados - jboss'.T12"/>
            <chart:data-point chart:repeated="8"/>
          </chart:series>
          <chart:series chart:style-name="ch11" chart:values-cell-range-address="'resultados - jboss'.W5:'resultados - jboss'.W12" chart:label-cell-address="'resultados - jboss'.W4:'resultados - jboss'.W4" chart:class="chart:scatter">
            <chart:data-point chart:repeated="8"/>
          </chart:series>
          <chart:series chart:style-name="ch12" chart:values-cell-range-address="'resultados - jboss'.X5:'resultados - jboss'.X12" chart:label-cell-address="'resultados - jboss'.X4:'resultados - jboss'.X4" chart:class="chart:scatter">
            <chart:data-point chart:repeated="8"/>
          </chart:series>
          <chart:series chart:style-name="ch13" chart:values-cell-range-address="'resultados - jboss'.Y5:'resultados - jboss'.Y12" chart:label-cell-address="'resultados - jboss'.Y4:'resultados - jboss'.Y4"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3.123cm" svg:height="18.62cm" xlink:href=".." xlink:type="simple" chart:class="chart:scatter" chart:style-name="ch1">
        <chart:title svg:x="14.308cm" svg:y="0.508cm" chart:style-name="ch2">
          <text:p>STT - JBoss - Cluster</text:p>
        </chart:title>
        <chart:legend chart:legend-position="end" svg:x="29.107cm" svg:y="9.011cm" style:legend-expansion="high" chart:style-name="ch3"/>
        <chart:plot-area chart:style-name="ch4" table:cell-range-address="'resultados - jboss'.T5:'resultados - jboss'.U12 'resultados - jboss'.U4:'resultados - jboss'.U4" chart:data-source-has-labels="row" svg:x="1.673cm" svg:y="2.403cm" svg:width="26.11cm" svg:height="14.864cm">
          <chartooo:coordinate-region svg:x="2.956cm" svg:y="2.603cm" svg:width="24.455cm" svg:height="14.017cm"/>
          <chart:axis chart:dimension="x" chart:name="primary-x" chart:style-name="ch5">
            <chart:title svg:x="13.096cm" svg:y="17.639cm" chart:style-name="ch6">
              <text:p>Cantidad de Usuarios</text:p>
            </chart:title>
          </chart:axis>
          <chart:axis chart:dimension="y" chart:name="primary-y" chart:style-name="ch7">
            <chart:title svg:x="0.451cm" svg:y="11.189cm" chart:style-name="ch8">
              <text:p>Pedidos/Segundo</text:p>
            </chart:title>
            <chart:grid chart:style-name="ch9" chart:class="major"/>
          </chart:axis>
          <chart:series chart:style-name="ch10" chart:values-cell-range-address="'resultados - jboss'.U5:'resultados - jboss'.U12" chart:label-cell-address="'resultados - jboss'.U4:'resultados - jboss'.U4" chart:class="chart:scatter">
            <chart:domain table:cell-range-address="'resultados - jboss'.T5:'resultados - jboss'.T12"/>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001cm" svg:y="5.477cm" style:legend-expansion="high" chart:style-name="ch3"/>
        <chart:plot-area chart:style-name="ch4" table:cell-range-address="'resultados - jboss'.T19:'resultados - jboss'.T27 'resultados - jboss'.V18:'resultados - jboss'.Y27" chart:data-source-has-labels="row" svg:x="1.719cm" svg:y="1.955cm" svg:width="23.866cm" svg:height="9.85cm">
          <chartooo:coordinate-region svg:x="3.002cm" svg:y="2.154cm" svg:width="22.211cm" svg:height="9.004cm"/>
          <chart:axis chart:dimension="x" chart:name="primary-x" chart:style-name="ch5">
            <chart:title svg:x="12.02cm" svg:y="12.065cm" chart:style-name="ch6">
              <text:p>Cantidad de Usuarios</text:p>
            </chart:title>
          </chart:axis>
          <chart:axis chart:dimension="y" chart:name="primary-y" chart:style-name="ch7">
            <chart:title svg:x="0.451cm" svg:y="8.869cm" chart:style-name="ch8">
              <text:p>Tiempos de respuesta [ms]</text:p>
            </chart:title>
            <chart:grid chart:style-name="ch9" chart:class="major"/>
          </chart:axis>
          <chart:series chart:style-name="ch10" chart:values-cell-range-address="'resultados - jboss'.V19:'resultados - jboss'.V27" chart:label-cell-address="'resultados - jboss'.V18:'resultados - jboss'.V18" chart:class="chart:scatter">
            <chart:domain table:cell-range-address="'resultados - jboss'.T19:'resultados - jboss'.T27"/>
            <chart:data-point chart:repeated="9"/>
          </chart:series>
          <chart:series chart:style-name="ch11" chart:values-cell-range-address="'resultados - jboss'.W19:'resultados - jboss'.W27" chart:label-cell-address="'resultados - jboss'.W18:'resultados - jboss'.W18" chart:class="chart:scatter">
            <chart:data-point chart:repeated="9"/>
          </chart:series>
          <chart:series chart:style-name="ch12" chart:values-cell-range-address="'resultados - jboss'.X19:'resultados - jboss'.X27" chart:label-cell-address="'resultados - jboss'.X18:'resultados - jboss'.X18" chart:class="chart:scatter">
            <chart:data-point chart:repeated="9"/>
          </chart:series>
          <chart:series chart:style-name="ch13" chart:values-cell-range-address="'resultados - jboss'.Y19:'resultados - jboss'.Y27" chart:label-cell-address="'resultados - jboss'.Y18:'resultados - jboss'.Y18"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27.001cm" svg:y="5.228cm" style:legend-expansion="high" chart:style-name="ch3"/>
        <chart:plot-area chart:style-name="ch4" table:cell-range-address="'resultados - jboss'.T19:'resultados - jboss'.Y27 'resultados - jboss'.U18:'resultados - jboss'.Y18"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10" chart:values-cell-range-address="'resultados - jboss'.V19:'resultados - jboss'.V27" chart:label-cell-address="'resultados - jboss'.V18:'resultados - jboss'.V18" chart:class="chart:scatter">
            <chart:data-point chart:repeated="9"/>
          </chart:series>
          <chart:series chart:style-name="ch11" chart:values-cell-range-address="'resultados - jboss'.W19:'resultados - jboss'.W27" chart:label-cell-address="'resultados - jboss'.W18:'resultados - jboss'.W18" chart:class="chart:scatter">
            <chart:data-point chart:repeated="9"/>
          </chart:series>
          <chart:series chart:style-name="ch12" chart:values-cell-range-address="'resultados - jboss'.X19:'resultados - jboss'.X27" chart:label-cell-address="'resultados - jboss'.X18:'resultados - jboss'.X18" chart:class="chart:scatter">
            <chart:data-point chart:repeated="9"/>
          </chart:series>
          <chart:series chart:style-name="ch13" chart:values-cell-range-address="'resultados - jboss'.Y19:'resultados - jboss'.Y27" chart:label-cell-address="'resultados - jboss'.Y18:'resultados - jboss'.Y18"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495cm" style:legend-expansion="high" chart:style-name="ch3"/>
        <chart:plot-area chart:style-name="ch4" table:cell-range-address="'resultados - jboss'.N33:'resultados - jboss'.N40 'resultados - jboss'.P32:'resultados - jboss'.Q40" chart:data-source-has-labels="row" svg:x="1.702cm" svg:y="2.039cm" svg:width="23.169cm" svg:height="10.785cm">
          <chartooo:coordinate-region svg:x="2.985cm" svg:y="2.238cm" svg:width="21.514cm" svg:height="9.939cm"/>
          <chart:axis chart:dimension="x" chart:name="primary-x" chart:style-name="ch5">
            <chart:title svg:x="11.654cm" svg:y="13.105cm" chart:style-name="ch6">
              <text:p>Cantidad de Usuarios</text:p>
            </chart:title>
          </chart:axis>
          <chart:axis chart:dimension="y" chart:name="primary-y" chart:style-name="ch7">
            <chart:title svg:x="0.451cm" svg:y="9.42cm" chart:style-name="ch8">
              <text:p>Tiempos de respuesta [ms]</text:p>
            </chart:title>
            <chart:grid chart:style-name="ch9" chart:class="major"/>
          </chart:axis>
          <chart:series chart:style-name="ch10" chart:values-cell-range-address="'resultados - jboss'.P33:'resultados - jboss'.P40" chart:label-cell-address="'resultados - jboss'.P32:'resultados - jboss'.P32" chart:class="chart:scatter">
            <chart:domain table:cell-range-address="'resultados - jboss'.N33:'resultados - jboss'.N40"/>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6cm" svg:y="5.614cm" style:legend-expansion="high" chart:style-name="ch3"/>
        <chart:plot-area chart:style-name="ch4" table:cell-range-address="'resultados - jboss'.N45:'resultados - jboss'.N51 'resultados - jboss'.P44:'resultados - jboss'.Q51" chart:data-source-has-labels="row" svg:x="1.71cm" svg:y="1.899cm" svg:width="23.452cm" svg:height="9.199cm">
          <chartooo:coordinate-region svg:x="2.994cm" svg:y="2.098cm" svg:width="21.796cm" svg:height="8.353cm"/>
          <chart:axis chart:dimension="x" chart:name="primary-x" chart:style-name="ch5">
            <chart:title svg:x="11.804cm" svg:y="11.344cm" chart:style-name="ch6">
              <text:p>Cantidad de Usuarios</text:p>
            </chart:title>
          </chart:axis>
          <chart:axis chart:dimension="y" chart:name="primary-y" chart:style-name="ch7">
            <chart:title svg:x="0.451cm" svg:y="8.487cm" chart:style-name="ch8">
              <text:p>Tiempos de respuesta [ms]</text:p>
            </chart:title>
            <chart:grid chart:style-name="ch9" chart:class="major"/>
          </chart:axis>
          <chart:series chart:style-name="ch10" chart:values-cell-range-address="'resultados - jboss'.P45:'resultados - jboss'.P51" chart:label-cell-address="'resultados - jboss'.P44:'resultados - jboss'.P44" chart:class="chart:scatter">
            <chart:domain table:cell-range-address="'resultados - jboss'.N45:'resultados - jboss'.N51"/>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36cm" svg:height="13.046cm" xlink:href=".." xlink:type="simple" chart:class="chart:scatter" chart:style-name="ch1">
        <chart:title svg:x="15.624cm" svg:y="0.396cm" chart:style-name="ch2">
          <text:p>LT - JBoss - Cluster</text:p>
        </chart:title>
        <chart:legend chart:legend-position="end" svg:x="31.42cm" svg:y="6.224cm" style:legend-expansion="high" chart:style-name="ch3"/>
        <chart:plot-area chart:style-name="ch4" table:cell-range-address="'resultados - jboss'.T19:'resultados - jboss'.U27 'resultados - jboss'.U18:'resultados - jboss'.U18" chart:data-source-has-labels="row" svg:x="1.719cm" svg:y="1.955cm" svg:width="28.285cm" svg:height="9.85cm">
          <chartooo:coordinate-region svg:x="3.002cm" svg:y="2.154cm" svg:width="26.631cm" svg:height="9.004cm"/>
          <chart:axis chart:dimension="x" chart:name="primary-x" chart:style-name="ch5">
            <chart:title svg:x="14.229cm" svg:y="12.065cm" chart:style-name="ch6">
              <text:p>Cantidad de Usuarios</text:p>
            </chart:title>
          </chart:axis>
          <chart:axis chart:dimension="y" chart:name="primary-y" chart:style-name="ch7">
            <chart:title svg:x="0.451cm" svg:y="8.234cm" chart:style-name="ch8">
              <text:p>Pedidos/Segundo</text:p>
            </chart:title>
            <chart:grid chart:style-name="ch9" chart:class="major"/>
          </chart:axis>
          <chart:series chart:style-name="ch10" chart:values-cell-range-address="'resultados - jboss'.U19:'resultados - jboss'.U27" chart:label-cell-address="'resultados - jboss'.U18:'resultados - jboss'.U18" chart:class="chart:scatter">
            <chart:domain table:cell-range-address="'resultados - jboss'.T19:'resultados - jboss'.T27"/>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30.566cm" svg:y="6.744cm" style:legend-expansion="high" chart:style-name="ch3"/>
        <chart:plot-area chart:style-name="ch4" table:cell-range-address="'resultados - jboss'.N33:'resultados - jboss'.O40 'resultados - jboss'.O32:'resultados - jboss'.O32" chart:data-source-has-labels="row" svg:x="1.702cm" svg:y="2.039cm" svg:width="27.482cm" svg:height="10.785cm">
          <chartooo:coordinate-region svg:x="2.985cm" svg:y="2.238cm" svg:width="25.828cm" svg:height="9.939cm"/>
          <chart:axis chart:dimension="x" chart:name="primary-x" chart:style-name="ch5">
            <chart:title svg:x="13.811cm" svg:y="13.105cm" chart:style-name="ch6">
              <text:p>Cantidad de Usuarios</text:p>
            </chart:title>
          </chart:axis>
          <chart:axis chart:dimension="y" chart:name="primary-y" chart:style-name="ch7">
            <chart:title svg:x="0.451cm" svg:y="8.785cm" chart:style-name="ch8">
              <text:p>Pedidos/Segundo</text:p>
            </chart:title>
            <chart:grid chart:style-name="ch9" chart:class="major"/>
          </chart:axis>
          <chart:series chart:style-name="ch10" chart:values-cell-range-address="'resultados - jboss'.O33:'resultados - jboss'.O40" chart:label-cell-address="'resultados - jboss'.O32:'resultados - jboss'.O32" chart:class="chart:scatter">
            <chart:domain table:cell-range-address="'resultados - jboss'.N33:'resultados - jboss'.N4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30.979cm" svg:y="5.863cm" style:legend-expansion="high" chart:style-name="ch3"/>
        <chart:plot-area chart:style-name="ch4" table:cell-range-address="'resultados - jboss'.N45:'resultados - jboss'.O51 'resultados - jboss'.O44:'resultados - jboss'.O44" chart:data-source-has-labels="row" svg:x="1.71cm" svg:y="1.899cm" svg:width="27.871cm" svg:height="9.199cm">
          <chartooo:coordinate-region svg:x="2.994cm" svg:y="2.098cm" svg:width="26.216cm" svg:height="8.353cm"/>
          <chart:axis chart:dimension="x" chart:name="primary-x" chart:style-name="ch5">
            <chart:title svg:x="14.013cm" svg:y="11.344cm" chart:style-name="ch6">
              <text:p>Cantidad de Usuarios</text:p>
            </chart:title>
          </chart:axis>
          <chart:axis chart:dimension="y" chart:name="primary-y" chart:style-name="ch7">
            <chart:title svg:x="0.451cm" svg:y="7.852cm" chart:style-name="ch8">
              <text:p>Pedidos/Segundo</text:p>
            </chart:title>
            <chart:grid chart:style-name="ch9" chart:class="major"/>
          </chart:axis>
          <chart:series chart:style-name="ch10" chart:values-cell-range-address="'resultados - jboss'.O45:'resultados - jboss'.O51" chart:label-cell-address="'resultados - jboss'.O44:'resultados - jboss'.O44" chart:class="chart:scatter">
            <chart:domain table:cell-range-address="'resultados - jboss'.N45:'resultados - jboss'.N51"/>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358cm" style:legend-expansion="high" chart:style-name="ch3"/>
        <chart:plot-area chart:style-name="ch4" table:cell-range-address="'resultados - terracotta'.T5:'resultados - terracotta'.T9 'resultados - terracotta'.V4:'resultados - terracotta'.Y9" chart:data-source-has-labels="row" svg:x="1.653cm" svg:y="2.419cm" svg:width="20.732cm" svg:height="15.033cm">
          <chartooo:coordinate-region svg:x="2.936cm" svg:y="2.619cm" svg:width="19.077cm" svg:height="14.186cm"/>
          <chart:axis chart:dimension="x" chart:name="primary-x" chart:style-name="ch5">
            <chart:title svg:x="10.387cm" svg:y="17.828cm" chart:style-name="ch6">
              <text:p>Cantidad de Usuarios</text:p>
            </chart:title>
          </chart:axis>
          <chart:axis chart:dimension="y" chart:name="primary-y" chart:style-name="ch7">
            <chart:title svg:x="0.451cm" svg:y="11.924cm" chart:style-name="ch8">
              <text:p>Tiempos de respuesta [ms]</text:p>
            </chart:title>
            <chart:grid chart:style-name="ch9" chart:class="major"/>
          </chart:axis>
          <chart:series chart:style-name="ch10" chart:values-cell-range-address="'resultados - terracotta'.V5:'resultados - terracotta'.V9" chart:label-cell-address="'resultados - terracotta'.V4:'resultados - terracotta'.V4" chart:class="chart:scatter">
            <chart:domain table:cell-range-address="'resultados - terracotta'.T5:'resultados - terracotta'.T9"/>
            <chart:data-point chart:repeated="5"/>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9.038cm" style:legend-expansion="high" chart:style-name="ch3"/>
        <chart:plot-area chart:style-name="ch4" table:cell-range-address="'resultados - terracotta'.T15:'resultados - terracotta'.T24 'resultados - terracotta'.V14:'resultados - terracotta'.Y24" chart:data-source-has-labels="row" svg:x="1.652cm" svg:y="2.527cm" svg:width="20.708cm" svg:height="16.258cm">
          <chartooo:coordinate-region svg:x="3.226cm" svg:y="2.726cm" svg:width="18.762cm" svg:height="15.412cm"/>
          <chart:axis chart:dimension="x" chart:name="primary-x" chart:style-name="ch5">
            <chart:title svg:x="10.374cm" svg:y="19.188cm" chart:style-name="ch6">
              <text:p>Cantidad de Usuarios</text:p>
            </chart:title>
          </chart:axis>
          <chart:axis chart:dimension="y" chart:name="primary-y" chart:style-name="ch7">
            <chart:title svg:x="0.451cm" svg:y="12.645cm" chart:style-name="ch8">
              <text:p>Tiempos de respuesta [ms]</text:p>
            </chart:title>
            <chart:grid chart:style-name="ch9" chart:class="major"/>
          </chart:axis>
          <chart:series chart:style-name="ch10" chart:values-cell-range-address="'resultados - terracotta'.V15:'resultados - terracotta'.V24" chart:label-cell-address="'resultados - terracotta'.V14:'resultados - terracotta'.V14" chart:class="chart:scatter">
            <chart:domain table:cell-range-address="'resultados - terracotta'.T15:'resultados - terracotta'.T24"/>
            <chart:data-point chart:repeated="10"/>
          </chart:series>
          <chart:series chart:style-name="ch11" chart:values-cell-range-address="'resultados - terracotta'.W15:'resultados - terracotta'.W24" chart:label-cell-address="'resultados - terracotta'.W14:'resultados - terracotta'.W14" chart:class="chart:scatter">
            <chart:data-point chart:repeated="10"/>
          </chart:series>
          <chart:series chart:style-name="ch12" chart:values-cell-range-address="'resultados - terracotta'.X15:'resultados - terracotta'.X24" chart:label-cell-address="'resultados - terracotta'.X14:'resultados - terracotta'.X14" chart:class="chart:scatter">
            <chart:data-point chart:repeated="10"/>
          </chart:series>
          <chart:series chart:style-name="ch13" chart:values-cell-range-address="'resultados - terracotta'.Y15:'resultados - terracotta'.Y24" chart:label-cell-address="'resultados - terracotta'.Y14:'resultados - terracotta'.Y14"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1.232cm" svg:height="19.622cm" xlink:href=".." xlink:type="simple" chart:class="chart:scatter" chart:style-name="ch1">
        <chart:title svg:x="12.94cm" svg:y="0.528cm" chart:style-name="ch2">
          <text:p>NST - Terracotta - Cluster</text:p>
        </chart:title>
        <chart:legend chart:legend-position="end" svg:x="22.797cm" svg:y="9.263cm" style:legend-expansion="high" chart:style-name="ch3"/>
        <chart:plot-area chart:style-name="ch4" table:cell-range-address="'resultados - terracotta'.N44:'resultados - terracotta'.N50 'resultados - terracotta'.P43:'resultados - terracotta'.Q50" chart:data-source-has-labels="row" svg:x="1.635cm" svg:y="2.483cm" svg:width="19.914cm" svg:height="15.766cm">
          <chartooo:coordinate-region svg:x="3.21cm" svg:y="2.682cm" svg:width="17.967cm" svg:height="14.92cm"/>
          <chart:axis chart:dimension="x" chart:name="primary-x" chart:style-name="ch5">
            <chart:title svg:x="9.96cm" svg:y="18.641cm" chart:style-name="ch6">
              <text:p>Cantidad de Usuarios</text:p>
            </chart:title>
          </chart:axis>
          <chart:axis chart:dimension="y" chart:name="primary-y" chart:style-name="ch7">
            <chart:title svg:x="0.451cm" svg:y="12.355cm" chart:style-name="ch8">
              <text:p>Tiempos de respuesta [ms]</text:p>
            </chart:title>
            <chart:grid chart:style-name="ch9" chart:class="major"/>
          </chart:axis>
          <chart:series chart:style-name="ch10" chart:values-cell-range-address="'resultados - terracotta'.P44:'resultados - terracotta'.P50" chart:label-cell-address="'resultados - terracotta'.P43:'resultados - terracotta'.P43" chart:class="chart:scatter">
            <chart:domain table:cell-range-address="'resultados - terracotta'.N44:'resultados - terracotta'.N50"/>
            <chart:data-point chart:repeated="7"/>
          </chart:series>
          <chart:series chart:style-name="ch11" chart:values-cell-range-address="'resultados - terracotta'.Q44:'resultados - terracotta'.Q50" chart:label-cell-address="'resultados - terracotta'.Q43:'resultados - terracotta'.Q43"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822cm" svg:height="19.415cm" xlink:href=".." xlink:type="simple" chart:class="chart:scatter" chart:style-name="ch1">
        <chart:title svg:x="12.894cm" svg:y="0.524cm" chart:style-name="ch2">
          <text:p>ST - Terracotta - Cluster</text:p>
        </chart:title>
        <chart:legend chart:legend-position="end" svg:x="22.493cm" svg:y="9.159cm" style:legend-expansion="high" chart:style-name="ch3"/>
        <chart:plot-area chart:style-name="ch4" table:cell-range-address="'resultados - terracotta'.N30:'resultados - terracotta'.N38 'resultados - terracotta'.P29:'resultados - terracotta'.Q38" chart:data-source-has-labels="row" svg:x="1.627cm" svg:y="2.467cm" svg:width="19.634cm" svg:height="15.579cm">
          <chartooo:coordinate-region svg:x="2.91cm" svg:y="2.666cm" svg:width="17.979cm" svg:height="14.733cm"/>
          <chart:axis chart:dimension="x" chart:name="primary-x" chart:style-name="ch5">
            <chart:title svg:x="9.812cm" svg:y="18.434cm" chart:style-name="ch6">
              <text:p>Cantidad de Usuarios</text:p>
            </chart:title>
          </chart:axis>
          <chart:axis chart:dimension="y" chart:name="primary-y" chart:style-name="ch7">
            <chart:title svg:x="0.451cm" svg:y="12.245cm" chart:style-name="ch8">
              <text:p>Tiempos de respuesta [ms]</text:p>
            </chart:title>
            <chart:grid chart:style-name="ch9" chart:class="major"/>
          </chart:axis>
          <chart:series chart:style-name="ch10" chart:values-cell-range-address="'resultados - terracotta'.P30:'resultados - terracotta'.P38" chart:label-cell-address="'resultados - terracotta'.P29:'resultados - terracotta'.P29" chart:class="chart:scatter">
            <chart:domain table:cell-range-address="'resultados - terracotta'.N30:'resultados - terracotta'.N38"/>
            <chart:data-point chart:repeated="9"/>
          </chart:series>
          <chart:series chart:style-name="ch11" chart:values-cell-range-address="'resultados - terracotta'.Q30:'resultados - terracotta'.Q38" chart:label-cell-address="'resultados - terracotta'.Q29:'resultados - terracotta'.Q29"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129cm" svg:height="17.165cm" xlink:href=".." xlink:type="simple" chart:class="chart:scatter" chart:style-name="ch1">
        <chart:title svg:x="12.914cm" svg:y="0.479cm" chart:style-name="ch2">
          <text:p>STT - Terracotta - Cluster</text:p>
        </chart:title>
        <chart:legend chart:legend-position="end" svg:x="27.113cm" svg:y="8.283cm" style:legend-expansion="high" chart:style-name="ch3"/>
        <chart:plot-area chart:style-name="ch4" table:cell-range-address="'resultados - terracotta'.T5:'resultados - terracotta'.U9 'resultados - terracotta'.U4:'resultados - terracotta'.U4" chart:data-source-has-labels="row" svg:x="1.633cm" svg:y="2.287cm" svg:width="24.236cm" svg:height="13.554cm">
          <chartooo:coordinate-region svg:x="2.916cm" svg:y="2.487cm" svg:width="22.581cm" svg:height="12.707cm"/>
          <chart:axis chart:dimension="x" chart:name="primary-x" chart:style-name="ch5">
            <chart:title svg:x="12.119cm" svg:y="16.184cm" chart:style-name="ch6">
              <text:p>Cantidad de Usuarios</text:p>
            </chart:title>
          </chart:axis>
          <chart:axis chart:dimension="y" chart:name="primary-y" chart:style-name="ch7">
            <chart:title svg:x="0.451cm" svg:y="10.418cm" chart:style-name="ch8">
              <text:p>Pedidos/Segundo</text:p>
            </chart:title>
            <chart:grid chart:style-name="ch9" chart:class="major"/>
          </chart:axis>
          <chart:series chart:style-name="ch10"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582cm" svg:height="14.086cm" xlink:href=".." xlink:type="simple" chart:class="chart:scatter" chart:style-name="ch1">
        <chart:title svg:x="15.17cm" svg:y="0.417cm" chart:style-name="ch2">
          <text:p>ST - JBoss - Cluster</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0.785cm">
          <chartooo:coordinate-region svg:x="2.424cm" svg:y="2.238cm" svg:width="22.075cm" svg:height="9.939cm"/>
          <chart:axis chart:dimension="x" chart:name="primary-x" chart:style-name="ch5">
            <chart:title svg:x="11.374cm" svg:y="13.105cm" chart:style-name="ch6">
              <text:p>Cantidad de Usuarios</text:p>
            </chart:title>
          </chart:axis>
          <chart:axis chart:dimension="y" chart:name="primary-y" chart:style-name="ch7">
            <chart:grid chart:style-name="ch8" chart:class="major"/>
          </chart:axis>
          <chart:series chart:style-name="ch9"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10" chart:values-cell-range-address="'resultados - jboss'.P33:'resultados - jboss'.P40" chart:label-cell-address="'resultados - jboss'.P32:'resultados - jboss'.P32" chart:class="chart:scatter">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889cm" svg:height="18.27cm" xlink:href=".." xlink:type="simple" chart:class="chart:scatter" chart:style-name="ch1">
        <chart:title svg:x="12.953cm" svg:y="0.501cm" chart:style-name="ch2">
          <text:p>LT - Terracotta - Cluster</text:p>
        </chart:title>
        <chart:legend chart:legend-position="end" svg:x="26.873cm" svg:y="8.836cm" style:legend-expansion="high" chart:style-name="ch3"/>
        <chart:plot-area chart:style-name="ch4" table:cell-range-address="'resultados - terracotta'.T15:'resultados - terracotta'.U24 'resultados - terracotta'.U14:'resultados - terracotta'.U14" chart:data-source-has-labels="row" svg:x="1.628cm" svg:y="2.375cm" svg:width="24.011cm" svg:height="14.549cm">
          <chartooo:coordinate-region svg:x="2.911cm" svg:y="2.575cm" svg:width="22.356cm" svg:height="13.702cm"/>
          <chart:axis chart:dimension="x" chart:name="primary-x" chart:style-name="ch5">
            <chart:title svg:x="12.001cm" svg:y="17.289cm" chart:style-name="ch6">
              <text:p>Cantidad de Usuarios</text:p>
            </chart:title>
          </chart:axis>
          <chart:axis chart:dimension="y" chart:name="primary-y" chart:style-name="ch7">
            <chart:title svg:x="0.451cm" svg:y="11.003cm" chart:style-name="ch8">
              <text:p>Pedidos/Segundo</text:p>
            </chart:title>
            <chart:grid chart:style-name="ch9" chart:class="major"/>
          </chart:axis>
          <chart:series chart:style-name="ch10"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4:'resultados - terracotta'.U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11cm" svg:height="18.827cm" xlink:href=".." xlink:type="simple" chart:class="chart:scatter" chart:style-name="ch1">
        <chart:title svg:x="13.179cm" svg:y="0.512cm" chart:style-name="ch2">
          <text:p>NST - Terracotta - Cluster</text:p>
        </chart:title>
        <chart:legend chart:legend-position="end" svg:x="27.695cm" svg:y="9.114cm" style:legend-expansion="high" chart:style-name="ch3"/>
        <chart:plot-area chart:style-name="ch4" table:cell-range-address="'resultados - terracotta'.N44:'resultados - terracotta'.O50 'resultados - terracotta'.O43:'resultados - terracotta'.O43" chart:data-source-has-labels="row" svg:x="1.645cm" svg:y="2.419cm" svg:width="24.782cm" svg:height="15.051cm">
          <chartooo:coordinate-region svg:x="2.929cm" svg:y="2.618cm" svg:width="23.126cm" svg:height="14.205cm"/>
          <chart:axis chart:dimension="x" chart:name="primary-x" chart:style-name="ch5">
            <chart:title svg:x="12.404cm" svg:y="17.846cm" chart:style-name="ch6">
              <text:p>Cantidad de Usuarios</text:p>
            </chart:title>
          </chart:axis>
          <chart:axis chart:dimension="y" chart:name="primary-y" chart:style-name="ch7">
            <chart:title svg:x="0.451cm" svg:y="11.298cm" chart:style-name="ch8">
              <text:p>Pedidos/Segundo</text:p>
            </chart:title>
            <chart:grid chart:style-name="ch9" chart:class="major"/>
          </chart:axis>
          <chart:series chart:style-name="ch10"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3:'resultados - terracotta'.O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959cm" svg:height="19.346cm" xlink:href=".." xlink:type="simple" chart:class="chart:scatter" chart:style-name="ch1">
        <chart:title svg:x="12.962cm" svg:y="0.522cm" chart:style-name="ch2">
          <text:p>ST - Terracotta - Cluster</text:p>
        </chart:title>
        <chart:legend chart:legend-position="end" svg:x="26.943cm" svg:y="9.374cm" style:legend-expansion="high" chart:style-name="ch3"/>
        <chart:plot-area chart:style-name="ch4" table:cell-range-address="'resultados - terracotta'.N30:'resultados - terracotta'.O38 'resultados - terracotta'.O29:'resultados - terracotta'.O29" chart:data-source-has-labels="row" svg:x="1.63cm" svg:y="2.459cm" svg:width="24.075cm" svg:height="15.52cm">
          <chartooo:coordinate-region svg:x="2.913cm" svg:y="2.658cm" svg:width="22.42cm" svg:height="14.674cm"/>
          <chart:axis chart:dimension="x" chart:name="primary-x" chart:style-name="ch5">
            <chart:title svg:x="12.035cm" svg:y="18.365cm" chart:style-name="ch6">
              <text:p>Cantidad de Usuarios</text:p>
            </chart:title>
          </chart:axis>
          <chart:axis chart:dimension="y" chart:name="primary-y" chart:style-name="ch7">
            <chart:title svg:x="0.451cm" svg:y="11.573cm" chart:style-name="ch8">
              <text:p>Pedidos/Segundo</text:p>
            </chart:title>
            <chart:grid chart:style-name="ch9" chart:class="major"/>
          </chart:axis>
          <chart:series chart:style-name="ch10"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9:'resultados - terracotta'.O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4.995cm" svg:height="12.325cm" xlink:href=".." xlink:type="simple" chart:class="chart:scatter" chart:style-name="ch1">
        <chart:title svg:x="15.218cm" svg:y="0.382cm" chart:style-name="ch2">
          <text:p>NST - JBoss - Cluster</text:p>
        </chart:title>
        <chart:legend chart:legend-position="end" svg:x="26.56cm" svg:y="5.365cm" style:legend-expansion="high" chart:style-name="ch3"/>
        <chart:plot-area chart:style-name="ch4" table:cell-range-address="'resultados - jboss'.N45:'resultados - jboss'.Q51 'resultados - jboss'.O44:'resultados - jboss'.Q44" chart:data-source-has-labels="row" svg:x="1.149cm" svg:y="1.899cm" svg:width="24.013cm" svg:height="9.199cm">
          <chartooo:coordinate-region svg:x="2.432cm" svg:y="2.098cm" svg:width="22.358cm" svg:height="8.353cm"/>
          <chart:axis chart:dimension="x" chart:name="primary-x" chart:style-name="ch5">
            <chart:title svg:x="11.523cm" svg:y="11.344cm" chart:style-name="ch6">
              <text:p>Cantidad de Usuarios</text:p>
            </chart:title>
          </chart:axis>
          <chart:axis chart:dimension="y" chart:name="primary-y" chart:style-name="ch7">
            <chart:grid chart:style-name="ch8" chart:class="major"/>
          </chart:axis>
          <chart:series chart:style-name="ch9"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10" chart:values-cell-range-address="'resultados - jboss'.P45:'resultados - jboss'.P51" chart:label-cell-address="'resultados - jboss'.P44:'resultados - jboss'.P44" chart:class="chart:scatter">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